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c2ae" officeooo:paragraph-rsid="000fc2ae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3" style:family="paragraph" style:parent-style-name="Standard">
      <style:text-properties style:use-window-font-color="true" loext:opacity="0%" style:font-name="Consolas" fo:font-size="10.5pt" fo:font-weight="normal" officeooo:rsid="00151f41" officeooo:paragraph-rsid="00151f41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Liberation Serif" fo:font-size="10.5pt" fo:font-weight="normal" officeooo:paragraph-rsid="00151f41" fo:background-color="transparent"/>
    </style:style>
    <style:style style:name="P6" style:family="paragraph" style:parent-style-name="Standard">
      <style:paragraph-properties fo:line-height="150%"/>
      <style:text-properties style:use-window-font-color="true" loext:opacity="0%" style:font-name="Times New Roman" fo:font-size="12pt" fo:font-weight="normal" officeooo:rsid="00166674" officeooo:paragraph-rsid="0016667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use-window-font-color="true" loext:opacity="0%" style:font-name="Times New Roman" fo:font-size="12pt" fo:font-weight="normal" officeooo:rsid="0018ebc1" officeooo:paragraph-rsid="0018ebc1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use-window-font-color="true" loext:opacity="0%" style:font-name="Times New Roman" fo:font-size="12pt" fo:font-weight="normal" officeooo:paragraph-rsid="0018ebc1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use-window-font-color="true" loext:opacity="0%" style:font-name="Times New Roman" fo:font-size="12pt" fo:font-weight="normal" officeooo:paragraph-rsid="0018ebc1" fo:background-color="transparent" style:font-size-asian="12pt" style:font-size-complex="12pt"/>
    </style:style>
    <style:style style:name="P10" style:family="paragraph" style:parent-style-name="Standard">
      <style:paragraph-properties fo:line-height="150%"/>
      <style:text-properties style:use-window-font-color="true" loext:opacity="0%" style:font-name="Times New Roman" fo:font-size="12pt" fo:font-weight="bold" officeooo:paragraph-rsid="0018ebc1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size="12pt" fo:font-weight="normal" officeooo:rsid="001380a2" officeooo:paragraph-rsid="0018ebc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2pt" fo:font-weight="normal" officeooo:rsid="001380a2" officeooo:paragraph-rsid="001380a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style:font-name="Times New Roman" fo:font-size="12pt" fo:font-weight="normal" officeooo:rsid="0016667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style:font-name="Times New Roman" fo:font-size="12pt" fo:font-weight="normal" officeooo:paragraph-rsid="0018ebc1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Times New Roman" fo:font-size="12pt" fo:font-weight="bold" officeooo:rsid="00151f41" officeooo:paragraph-rsid="00151f4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/>
      <style:text-properties style:font-name="Times New Roman" fo:font-size="12pt" fo:font-weight="bold" officeooo:rsid="00166674" officeooo:paragraph-rsid="0016667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/>
      <style:text-properties style:font-name="Times New Roman" fo:font-size="12pt" fo:font-weight="bold" officeooo:rsid="001380a2" officeooo:paragraph-rsid="001988c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style:font-name="Times New Roman" fo:font-size="12pt" officeooo:rsid="000fc2ae" officeooo:paragraph-rsid="000fc2ae" style:font-size-asian="12pt" style:font-size-complex="12pt"/>
    </style:style>
    <style:style style:name="P19" style:family="paragraph" style:parent-style-name="Standard" style:list-style-name="L1">
      <style:paragraph-properties fo:line-height="150%"/>
      <style:text-properties style:font-name="Times New Roman" fo:font-size="12pt" officeooo:rsid="000fc2ae" officeooo:paragraph-rsid="000fc2ae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Times New Roman" fo:font-size="12pt" officeooo:rsid="001147b0" officeooo:paragraph-rsid="001147b0" style:font-size-asian="12pt" style:font-size-complex="12pt"/>
    </style:style>
    <style:style style:name="P21" style:family="paragraph" style:parent-style-name="Standard" style:list-style-name="L2">
      <style:paragraph-properties fo:line-height="150%"/>
      <style:text-properties style:font-name="Times New Roman" fo:font-size="12pt" officeooo:rsid="001147b0" officeooo:paragraph-rsid="001147b0" style:font-size-asian="12pt" style:font-size-complex="12pt"/>
    </style:style>
    <style:style style:name="P22" style:family="paragraph" style:parent-style-name="Standard" style:list-style-name="L3">
      <style:paragraph-properties fo:line-height="150%"/>
      <style:text-properties style:font-name="Times New Roman" fo:font-size="12pt" officeooo:rsid="001147b0" officeooo:paragraph-rsid="001147b0" style:font-size-asian="12pt" style:font-size-complex="12pt"/>
    </style:style>
    <style:style style:name="P23" style:family="paragraph" style:parent-style-name="Standard" style:list-style-name="L3">
      <style:paragraph-properties fo:line-height="150%"/>
      <style:text-properties style:font-name="Times New Roman" fo:font-size="12pt" officeooo:rsid="001147b0" officeooo:paragraph-rsid="0012ddc8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Times New Roman" fo:font-size="12pt" officeooo:rsid="0012ddc8" officeooo:paragraph-rsid="0012ddc8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Times New Roman" fo:font-size="15pt" style:text-underline-style="solid" style:text-underline-width="auto" style:text-underline-color="font-color" fo:font-weight="bold" officeooo:rsid="000fc2ae" officeooo:paragraph-rsid="000fc2ae" style:font-size-asian="15pt" style:font-weight-asian="bold" style:font-size-complex="15pt" style:font-weight-complex="bold"/>
    </style:style>
    <style:style style:name="P26" style:family="paragraph" style:parent-style-name="Standard">
      <style:paragraph-properties fo:line-height="150%"/>
      <style:text-properties style:font-name="Times New Roman" fo:font-size="15pt" style:text-underline-style="solid" style:text-underline-width="auto" style:text-underline-color="font-color" fo:font-weight="bold" officeooo:rsid="001380a2" officeooo:paragraph-rsid="001988c7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50%"/>
      <style:text-properties fo:color="#d4d4d4" loext:opacity="100%" style:font-name="Times New Roman" fo:font-size="12pt" fo:font-weight="normal" fo:background-color="#1e1e1e" style:font-size-asian="12pt" style:font-size-complex="12pt"/>
    </style:style>
    <style:style style:name="T1" style:family="text">
      <style:text-properties officeooo:rsid="000fc2ae"/>
    </style:style>
    <style:style style:name="T2" style:family="text">
      <style:text-properties officeooo:rsid="0012ddc8"/>
    </style:style>
    <style:style style:name="T3" style:family="text">
      <style:text-properties officeooo:rsid="00166674" style:font-size-asian="12pt" style:font-weight-asian="normal" style:font-size-complex="12pt" style:font-weight-complex="normal"/>
    </style:style>
    <style:style style:name="T4" style:family="text">
      <style:text-properties officeooo:rsid="00151f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ebc1" style:font-weight-asian="bold" style:font-weight-complex="bold"/>
    </style:style>
    <style:style style:name="T7" style:family="text">
      <style:text-properties fo:font-weight="bold" officeooo:rsid="0018ebc1" style:font-size-asian="12pt" style:font-weight-asian="bold" style:font-size-complex="12pt" style:font-weight-complex="bold"/>
    </style:style>
    <style:style style:name="T8" style:family="text">
      <style:text-properties officeooo:rsid="001988c7"/>
    </style:style>
    <style:style style:name="T9" style:family="text">
      <style:text-properties officeooo:rsid="0016667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EXPLICACIONES</text:p>
      <text:p text:style-name="P2"/>
      <text:p text:style-name="P25">CLAVES FORÁNEAS</text:p>
      <text:p text:style-name="P18">La tabla armas tiene una clave foránea llamada id_guerrero procedente de la tabla guerreros. </text:p>
      <text:list xml:id="list2934989473" text:style-name="L1">
        <text:list-item>
          <text:p text:style-name="P19">ON UPDATE → Cascade, ya que hay que actualizar cada cambio que se haga.</text:p>
        </text:list-item>
        <text:list-item>
          <text:p text:style-name="P19">ON DELETE → Set null, ya que si un guerrero fallece esa arma puede ser usada por otro. </text:p>
        </text:list-item>
      </text:list>
      <text:p text:style-name="P18"/>
      <text:p text:style-name="P20">Las tablas caballería e infantería tienen una clave foránea llamada codigo_org_militar procedente de la tabla org_militar.</text:p>
      <text:list xml:id="list381268897" text:style-name="L2">
        <text:list-item>
          <text:p text:style-name="P21">ON UPDATE → <text:span text:style-name="T1">Cascade, ya que hay que actualizar cada cambio que se haga.</text:span></text:p>
        </text:list-item>
        <text:list-item>
          <text:p text:style-name="P21">ON DELETE → Cascade, al ser herencia, si eliminamos una organización militar también tiene que eliminarse su subtipo.</text:p>
        </text:list-item>
      </text:list>
      <text:p text:style-name="P20"/>
      <text:p text:style-name="P20">La tabla dioses_guerreros tiene dos claves foráneas (nombre_dioses y id_guerrero). Al ser una entidad procedente de una relación M:N, ambas claves foráneas toman los mismos valores.</text:p>
      <text:list xml:id="list3472999459" text:style-name="L3">
        <text:list-item>
          <text:p text:style-name="P22">ON UPDATE → <text:span text:style-name="T1">Cascade, ya que hay que actualizar cada cambio que se haga.</text:span></text:p>
        </text:list-item>
        <text:list-item>
          <text:p text:style-name="P22">ON DELETE → No Action, no puedes borrar un dios si un guerrero lo adora.</text:p>
        </text:list-item>
      </text:list>
      <text:p text:style-name="P20"/>
      <text:p text:style-name="P20">La tabla org_militar tiene un clave foránea procedente de lider.</text:p>
      <text:list xml:id="list134746309220515" text:continue-numbering="true" text:style-name="L3">
        <text:list-item>
          <text:p text:style-name="P22">ON UPDATE → <text:span text:style-name="T1">Cascade, ya que hay que actualizar cada cambio que se haga.</text:span></text:p>
        </text:list-item>
        <text:list-item>
          <text:p text:style-name="P22">ON DELETE → Set Null, ya puede darse el caso de que el líder fallezca y otro tenga que ser elegido para dirigir.</text:p>
        </text:list-item>
      </text:list>
      <text:p text:style-name="P20"/>
      <text:p text:style-name="P24">La tabla guerreros tiene dos claves foráneas (nombre_asentamiento y cog_org_militar). Ambos tienen los mismos valores.</text:p>
      <text:list xml:id="list134747768600259" text:continue-numbering="true" text:style-name="L3">
        <text:list-item>
          <text:p text:style-name="P23">ON UPDATE → <text:span text:style-name="T1">Cascade, ya que hay que actualizar cada cambio que se haga.</text:span></text:p>
        </text:list-item>
        <text:list-item>
          <text:p text:style-name="P23">ON DELETE → No Action, <text:span text:style-name="T2">no pueden eliminarse una organización militar si hay guerreros asociados, igual pasa con los asentamientos. </text:span></text:p>
        </text:list-item>
      </text:list>
      <text:p text:style-name="P18"/>
      <text:p text:style-name="P18"/>
      <text:p text:style-name="P17"/>
      <text:p text:style-name="P26">CONSULTAS:</text:p>
      <text:p text:style-name="P11">1-<text:span text:style-name="T6"> Muestra los nombres de los guerros.</text:span></text:p>
      <text:p text:style-name="P11">SELECT nombre FROM guerreros;</text:p>
      <text:p text:style-name="P11"><text:soft-page-break/></text:p>
      <text:p text:style-name="P11">2-<text:span text:style-name="T5"> </text:span><text:span text:style-name="T6">Muestra los nombres de los dioses.</text:span></text:p>
      <text:p text:style-name="P11">SELECT nombre_dios FROM dioses_guerreros;</text:p>
      <text:p text:style-name="P11"/>
      <text:p text:style-name="P11">3- <text:span text:style-name="T6">Muestra la descripción de los diozes</text:span></text:p>
      <text:p text:style-name="P11">SELECT descripcion FROM dioses;</text:p>
      <text:p text:style-name="P11"/>
      <text:p text:style-name="P11">4- <text:span text:style-name="T6">Muestra los codigos de las organizaciones militares de la caballería.</text:span></text:p>
      <text:p text:style-name="P11">SELECT codigo_org_militar FROM caballeria</text:p>
      <text:p text:style-name="P12"/>
      <text:p text:style-name="P14"><text:span text:style-name="T9">5- </text:span><text:span text:style-name="T6">Muestra el id asignado al lider y el nombre del lider.</text:span></text:p>
      <text:p text:style-name="P9">SELECT id_lider, nombre FROM lider;</text:p>
      <text:p text:style-name="P6"/>
      <text:p text:style-name="P12"/>
      <text:p text:style-name="P15">WHERE y JOIN</text:p>
      <text:p text:style-name="P10">1. Muestra el nombre del arma, y nombre y primer apellido de todos los guerreros.</text:p>
      <text:p text:style-name="P9">SELECT a.nombre, concat_ws(" ", g.nombre, g.apellido1) "Nombre guerrero"</text:p>
      <text:p text:style-name="P9">FROM guerreros g, armas a</text:p>
      <text:p text:style-name="P9">WHERE g.id = a.id_guerrero;</text:p>
      <text:p text:style-name="P27"/>
      <text:p text:style-name="P9"><text:span text:style-name="T5">-- 2. Muestra la localización y el nombre de todos los guerreros que pertenece a ella.</text:span></text:p>
      <text:p text:style-name="P8">SELECT a.localizacion, concat_ws(" ", g.nombre, g.apellido1) "Nombre guerrero"</text:p>
      <text:p text:style-name="P8">FROM asentamiento a INNER JOIN guerreros g </text:p>
      <text:p text:style-name="P8">ON a.nombre = g.nombre_asentamiento;</text:p>
      <text:p text:style-name="P27"/>
      <text:p text:style-name="P16">SUBCONSULTA</text:p>
      <text:p text:style-name="P7">1- <text:span text:style-name="T5">Nombre de arma de los guerreros que pertenecen a Augusta Emerita</text:span></text:p>
      <text:p text:style-name="P13">select nombre <text:line-break/>from armas <text:line-break/>where id_guerrero = (select id <text:line-break/><text:tab/><text:tab/> <text:s text:c="4"/>from guerreros<text:line-break/><text:tab/><text:tab/> <text:s text:c="4"/>where nombre_asentamiento like 'Augusta Emerita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1:37:18.055000000</meta:creation-date>
    <dc:date>2021-05-16T13:47:45.726000000</dc:date>
    <meta:editing-duration>PT18M53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0" meta:word-count="425" meta:character-count="2609" meta:non-whitespace-character-count="2213"/>
  </office:meta>
</office:document-meta>
</file>